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950e" draw:fill-color="#ffffcc" draw:textarea-horizontal-align="justify" draw:textarea-vertical-align="top" draw:auto-grow-height="false"/>
    </style:style>
    <style:style style:name="gr2" style:family="graphic" style:parent-style-name="standard">
      <style:graphic-properties svg:stroke-color="#ff950e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Futura Std'" style:font-pitch="variable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family="'Futura Std'" style:font-pitch="variable" fo:font-size="12pt" style:font-size-asian="12pt" style:font-size-complex="12pt"/>
    </style:style>
    <style:style style:name="T1" style:family="text">
      <style:text-properties fo:font-family="'Futura Std'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Futura St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7.5cm" svg:x="5.5cm" svg:y="9cm">
          <text:p text:style-name="P1"><text:span text:style-name="T1">Módulo de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6cm" svg:y="10.5cm">
          <text:p text:style-name="P2"><text:span text:style-name="T2">Submódulo de Esfuerz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6cm" svg:y="12.5cm">
          <text:p text:style-name="P2"><text:span text:style-name="T2">Submódulo de Co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6cm" svg:y="14.5cm">
          <text:p text:style-name="P2"><text:span text:style-name="T2">Submódulo de Tiemp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7.5cm" svg:x="13cm" svg:y="9cm">
          <text:p text:style-name="P1"><text:span text:style-name="T1">Módulo de Estim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13.5cm" svg:y="11.5cm">
          <text:p text:style-name="P2"><text:span text:style-name="T2">Submódulo de Generación</text:span><text:span text:style-name="T2"><text:line-break/></text:span><text:span text:style-name="T2">de Infor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13.5cm" svg:y="13.5cm">
          <text:p text:style-name="P2"><text:span text:style-name="T2">Submódulo de Visualización</text:span><text:span text:style-name="T2"><text:line-break/></text:span><text:span text:style-name="T2">de Infor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cm" svg:height="1cm" svg:x="5.5cm" svg:y="17cm">
          <text:p text:style-name="P1"><text:span text:style-name="T1">Módulo de Per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9T13:38:33</meta:creation-date>
    <dc:date>2011-04-19T13:42:57</dc:date>
    <dc:creator>Carlos Camargo</dc:creator>
    <meta:editing-duration>PT00H04M24S</meta:editing-duration>
    <meta:editing-cycles>1</meta:editing-cycles>
    <meta:document-statistic meta:object-count="8"/>
    <meta:generator>OpenOffice.org/3.2$Unix OpenOffice.org_project/320m19$Build-9505</meta:generator>
  </office:meta>
</office:document-meta>
</file>